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43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0173in"/>
    </style:style>
    <style:style style:name="co9" style:family="table-column">
      <style:table-column-properties fo:break-before="auto" style:column-width="1.5602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order-bottom="0.99pt groove #000000" fo:border-left="none" fo:border-right="0.99pt groove #000000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order-left="none" fo:border-right="0.99pt groove #000000" fo:border-top="none"/>
      <style:text-properties fo:font-size="14pt" style:font-size-asian="14pt" style:font-size-complex="14pt"/>
    </style:style>
    <style:style style:name="ce8" style:family="table-cell" style:parent-style-name="Default" style:data-style-name="N2">
      <style:table-cell-properties fo:border-bottom="0.99pt groove #000000" fo:border-left="none" fo:border-right="none" fo:border-top="none"/>
      <style:text-properties fo:font-size="14pt" style:font-size-asian="14pt" style:font-size-complex="14pt"/>
    </style:style>
    <style:style style:name="ce9" style:family="table-cell" style:parent-style-name="Default" style:data-style-name="N2">
      <style:table-cell-properties fo:border="none"/>
      <style:text-properties fo:font-size="14pt" style:font-size-asian="14pt" style:font-size-complex="14pt"/>
    </style:style>
    <style:style style:name="ce10" style:family="table-cell" style:parent-style-name="Default" style:data-style-name="N2">
      <style:text-properties fo:font-size="14pt" style:font-size-asian="14pt" style:font-size-complex="14pt"/>
    </style:style>
    <style:style style:name="ce11" style:family="table-cell" style:parent-style-name="Default" style:data-style-name="N2">
      <style:table-cell-properties fo:border-bottom="0.99pt groove #000000" fo:border-left="none" fo:border-right="0.99pt groove #000000" fo:border-top="none"/>
      <style:text-properties fo:font-size="14pt" style:font-size-asian="14pt" style:font-size-complex="14pt"/>
    </style:style>
    <style:style style:name="ce12" style:family="table-cell" style:parent-style-name="Default" style:data-style-name="N2">
      <style:table-cell-properties fo:border-bottom="none" fo:border-left="none" fo:border-right="0.99pt groove #000000" fo:border-top="none"/>
      <style:text-properties fo:font-size="14pt" style:font-size-asian="14pt" style:font-size-complex="14pt"/>
    </style:style>
    <style:style style:name="ce13" style:family="table-cell" style:parent-style-name="Default" style:data-style-name="N1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1">
      <style:table-cell-properties fo:border="none"/>
      <style:text-properties fo:font-size="14pt" style:font-size-asian="14pt" style:font-size-complex="14pt"/>
    </style:style>
    <style:style style:name="ce15" style:family="table-cell" style:parent-style-name="Default" style:data-style-name="N1">
      <style:text-properties fo:font-size="14pt" style:font-size-asian="14pt" style:font-size-complex="14pt"/>
    </style:style>
    <style:style style:name="ce16" style:family="table-cell" style:parent-style-name="Default" style:data-style-name="N1">
      <style:table-cell-properties fo:border-bottom="0.99pt groove #000000" fo:border-left="none" fo:border-right="none" fo:border-top="none"/>
      <style:text-properties fo:font-size="14pt" style:font-size-asian="14pt" style:font-size-complex="14pt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99pt groove #000000" fo:border-left="none" fo:border-right="none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="none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252in" svg:height="4.2972in" svg:x="1.665in" svg:y="4.15in">
            <draw:object draw:notify-on-update-of-ranges="Sheet1.I2:Sheet1.I14 Sheet1.V2:Sheet1.V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165in" svg:height="5.7165in" svg:x="9.3114in" svg:y="4.1634in">
            <draw:object draw:notify-on-update-of-ranges="Sheet1.V2:Sheet1.V14 Sheet1.X2:Sheet1.X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5122in" svg:height="8.1665in" svg:x="9.4839in" svg:y="11.0846in">
            <draw:object draw:notify-on-update-of-ranges="Sheet1.I2:Sheet1.I14 Sheet1.V2:Sheet1.V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374in" svg:height="5.7433in" svg:x="18.1594in" svg:y="4.1366in">
            <draw:object draw:notify-on-update-of-ranges="Sheet1.I2:Sheet1.I14 Sheet1.Y2:Sheet1.Y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3" table:default-cell-style-name="ce10"/>
        <table:table-column table:style-name="co2" table:default-cell-style-name="ce12"/>
        <table:table-column table:style-name="co3" table:number-columns-repeated="3" table:default-cell-style-name="ce9"/>
        <table:table-column table:style-name="co3" table:default-cell-style-name="ce12"/>
        <table:table-column table:style-name="co3" table:default-cell-style-name="ce15"/>
        <table:table-column table:style-name="co4" table:default-cell-style-name="ce15"/>
        <table:table-column table:style-name="co5" table:default-cell-style-name="ce17"/>
        <table:table-column table:style-name="co6" table:default-cell-style-name="ce12"/>
        <table:table-column table:style-name="co7" table:default-cell-style-name="ce15"/>
        <table:table-column table:style-name="co2" table:number-columns-repeated="2" table:default-cell-style-name="ce15"/>
        <table:table-column table:style-name="co2" table:default-cell-style-name="ce17"/>
        <table:table-column table:style-name="co8" table:default-cell-style-name="ce12"/>
        <table:table-column table:style-name="co2" table:number-columns-repeated="2" table:default-cell-style-name="ce9"/>
        <table:table-column table:style-name="co2" table:default-cell-style-name="ce12"/>
        <table:table-column table:style-name="co2" table:default-cell-style-name="ce10"/>
        <table:table-column table:style-name="co2" table:number-columns-repeated="1002" table:default-cell-style-name="ce4"/>
        <table:table-row table:style-name="ro1">
          <table:table-cell table:style-name="ce6" office:value-type="string" calcext:value-type="string">
            <text:p>Название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8" office:value-type="string" calcext:value-type="string">
            <text:p>Vx</text:p>
          </table:table-cell>
          <table:table-cell table:style-name="ce8" office:value-type="string" calcext:value-type="string">
            <text:p>Vy</text:p>
          </table:table-cell>
          <table:table-cell table:style-name="ce8" office:value-type="string" calcext:value-type="string">
            <text:p>Vz</text:p>
          </table:table-cell>
          <table:table-cell table:style-name="ce11" office:value-type="string" calcext:value-type="string">
            <text:p>Angle</text:p>
          </table:table-cell>
          <table:table-cell table:style-name="ce13" office:value-type="string" calcext:value-type="string" table:number-columns-spanned="3" table:number-rows-spanned="1">
            <text:p>Ascention</text:p>
          </table:table-cell>
          <table:covered-table-cell table:style-name="ce16"/>
          <table:covered-table-cell table:style-name="ce11"/>
          <table:table-cell table:style-name="ce11" office:value-type="string" calcext:value-type="string">
            <text:p>Lon</text:p>
          </table:table-cell>
          <table:table-cell table:style-name="ce13" office:value-type="string" calcext:value-type="string" table:number-columns-spanned="4" table:number-rows-spanned="1">
            <text:p>Declination</text:p>
          </table:table-cell>
          <table:covered-table-cell table:style-name="ce13"/>
          <table:covered-table-cell table:style-name="ce16"/>
          <table:covered-table-cell table:style-name="ce11"/>
          <table:table-cell table:style-name="ce11" office:value-type="string" calcext:value-type="string">
            <text:p>Lat</text:p>
          </table:table-cell>
          <table:table-cell table:style-name="ce8" office:value-type="string" calcext:value-type="string">
            <text:p>Vx</text:p>
          </table:table-cell>
          <table:table-cell table:style-name="ce8" office:value-type="string" calcext:value-type="string">
            <text:p>Vy</text:p>
          </table:table-cell>
          <table:table-cell table:style-name="ce11" office:value-type="string" calcext:value-type="string">
            <text:p>Vz</text:p>
          </table:table-cell>
          <table:table-cell table:style-name="ce8" office:value-type="string" calcext:value-type="string">
            <text:p>Angle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1/K</text:p>
          </table:table-cell>
          <table:table-cell table:style-name="ce19" table:number-columns-repeated="999"/>
        </table:table-row>
        <table:table-row table:style-name="ro1">
          <table:table-cell office:value-type="string" calcext:value-type="string">
            <text:p>26450A</text:p>
          </table:table-cell>
          <table:table-cell table:style-name="ce9" office:value-type="float" office:value="1152" calcext:value-type="float">
            <text:p>1152.00</text:p>
          </table:table-cell>
          <table:table-cell table:style-name="ce9" office:value-type="float" office:value="768" calcext:value-type="float">
            <text:p>768.00</text:p>
          </table:table-cell>
          <table:table-cell table:style-name="ce9" table:formula="of:=ATAN(([.B2]-[Sheet2.$D$2]/2)*[Sheet2.$F$2]/[Sheet2.$C$2])" office:value-type="float" office:value="-0.00256311084721675" calcext:value-type="float">
            <text:p>0.00</text:p>
          </table:table-cell>
          <table:table-cell table:formula="of:=-ATAN(([.C2]-[Sheet2.$E$2]/2)*[Sheet2.$F$2]/[Sheet2.$C$2]*COS([.D2]))" office:value-type="float" office:value="0.000854369139054979" calcext:value-type="float">
            <text:p>0.00</text:p>
          </table:table-cell>
          <table:table-cell table:formula="of:=COS([.D2])*COS([.E2])" office:value-type="float" office:value="0.999996350261099" calcext:value-type="float">
            <text:p>1.00</text:p>
          </table:table-cell>
          <table:table-cell table:formula="of:=COS([.E2])*SIN([.D2])" office:value-type="float" office:value="-0.00256310710534301" calcext:value-type="float">
            <text:p>0.00</text:p>
          </table:table-cell>
          <table:table-cell table:formula="of:=SIN([.E2])" office:value-type="float" office:value="0.000854369035114337" calcext:value-type="float">
            <text:p>0.00</text:p>
          </table:table-cell>
          <table:table-cell table:formula="of:=ACOS(MIN([.F2]*[.$F$2]+[.G2]*[.$G$2]+[.H2]*[.$H$2];1))" office:value-type="float" office:value="0.000000021073424255447" calcext:value-type="float">
            <text:p>0.0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" calcext:value-type="float">
            <text:p>38</text:p>
          </table:table-cell>
          <table:table-cell table:style-name="ce9" office:value-type="float" office:value="43.84" calcext:value-type="float">
            <text:p>43.84</text:p>
          </table:table-cell>
          <table:table-cell table:formula="of:=([.J2]+[.K2]/60+[.L2]/3600)/24*360" office:value-type="float" office:value="84.6826666666667" calcext:value-type="float">
            <text:p>84.68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9" office:value-type="float" office:value="57.7" calcext:value-type="float">
            <text:p>57.70</text:p>
          </table:table-cell>
          <table:table-cell table:formula="of:=SIGN([.N2]+0.5)*([.O2]+[.P2]/60+[.Q2]/3600)" office:value-type="float" office:value="2.33269444444444" calcext:value-type="float">
            <text:p>2.33</text:p>
          </table:table-cell>
          <table:table-cell table:formula="of:=COS([.M2]*3.1415926/180)*COS([.R2]*3.1415926/180)" office:value-type="float" office:value="0.0925950445097673" calcext:value-type="float">
            <text:p>0.09</text:p>
          </table:table-cell>
          <table:table-cell table:formula="of:=COS([.R2]*3.1415926/180)*SIN([.M2]*3.1415926/180)" office:value-type="float" office:value="0.994871604225598" calcext:value-type="float">
            <text:p>0.99</text:p>
          </table:table-cell>
          <table:table-cell table:formula="of:=SIN([.R2]*3.1415926/180)" office:value-type="float" office:value="0.0407019512777823" calcext:value-type="float">
            <text:p>0.04</text:p>
          </table:table-cell>
          <table:table-cell table:style-name="ce9" table:formula="of:=ACOS([.S2]*[.$S$2]+[.T2]*[.$T$2]+[.U2]*[.$U$2])" office:value-type="float" office:value="0" calcext:value-type="float">
            <text:p>0.00</text:p>
          </table:table-cell>
          <table:table-cell table:style-name="ce20"/>
          <table:table-cell table:style-name="ce20" table:formula="of:=[.I2]/[.V2]" office:value-type="string" office:string-value="" calcext:value-type="error">
            <text:p>#DIV/0!</text:p>
          </table:table-cell>
          <table:table-cell table:style-name="ce20" table:formula="of:=1/[.X2]" office:value-type="string" office:string-value="" calcext:value-type="error">
            <text:p>#DIV/0!</text:p>
          </table:table-cell>
          <table:table-cell table:style-name="ce20" table:number-columns-repeated="999"/>
        </table:table-row>
        <table:table-row table:style-name="ro1">
          <table:table-cell office:value-type="string" calcext:value-type="string">
            <text:p>Betelgeuse</text:p>
          </table:table-cell>
          <table:table-cell office:value-type="float" office:value="1030" calcext:value-type="float">
            <text:p>1030.00</text:p>
          </table:table-cell>
          <table:table-cell office:value-type="float" office:value="368" calcext:value-type="float">
            <text:p>368.00</text:p>
          </table:table-cell>
          <table:table-cell table:style-name="ce9" table:formula="of:=ATAN(([.B3]-[Sheet2.$D$2]/2)*[Sheet2.$F$2]/[Sheet2.$C$2])" office:value-type="float" office:value="-0.0372902895440992" calcext:value-type="float">
            <text:p>-0.04</text:p>
          </table:table-cell>
          <table:table-cell table:formula="of:=-ATAN(([.C3]-[Sheet2.$E$2]/2)*[Sheet2.$F$2]/[Sheet2.$C$2]*COS([.D3]))" office:value-type="float" office:value="0.114191921391671" calcext:value-type="float">
            <text:p>0.11</text:p>
          </table:table-cell>
          <table:table-cell table:formula="of:=COS([.D3])*COS([.E3])" office:value-type="float" office:value="0.99279650975262" calcext:value-type="float">
            <text:p>0.99</text:p>
          </table:table-cell>
          <table:table-cell table:formula="of:=COS([.E3])*SIN([.D3])" office:value-type="float" office:value="-0.0370388392118896" calcext:value-type="float">
            <text:p>-0.04</text:p>
          </table:table-cell>
          <table:table-cell table:formula="of:=SIN([.E3])" office:value-type="float" office:value="0.11394390994192" calcext:value-type="float">
            <text:p>0.11</text:p>
          </table:table-cell>
          <table:table-cell table:formula="of:=ACOS(MIN([.F3]*[.$F$2]+[.G3]*[.$G$2]+[.H3]*[.$H$2];1))" office:value-type="float" office:value="0.11851620746278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8.27" calcext:value-type="float">
            <text:p>18.27</text:p>
          </table:table-cell>
          <table:table-cell table:formula="of:=([.J3]+[.K3]/60+[.L3]/3600)/24*360" office:value-type="float" office:value="89.076125" calcext:value-type="float">
            <text:p>89.08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.00</text:p>
          </table:table-cell>
          <table:table-cell table:formula="of:=SIGN([.N3]+0.5)*([.O3]+[.P3]/60+[.Q3]/3600)" office:value-type="float" office:value="7.40944444444444" calcext:value-type="float">
            <text:p>7.41</text:p>
          </table:table-cell>
          <table:table-cell table:formula="of:=COS([.M3]*3.1415926/180)*COS([.R3]*3.1415926/180)" office:value-type="float" office:value="0.0159893517946069" calcext:value-type="float">
            <text:p>0.02</text:p>
          </table:table-cell>
          <table:table-cell table:formula="of:=COS([.R3]*3.1415926/180)*SIN([.M3]*3.1415926/180)" office:value-type="float" office:value="0.991521004519476" calcext:value-type="float">
            <text:p>0.99</text:p>
          </table:table-cell>
          <table:table-cell table:formula="of:=SIN([.R3]*3.1415926/180)" office:value-type="float" office:value="0.128959056393407" calcext:value-type="float">
            <text:p>0.13</text:p>
          </table:table-cell>
          <table:table-cell table:style-name="ce9" table:formula="of:=ACOS([.S3]*[.$S$2]+[.T3]*[.$T$2]+[.U3]*[.$U$2])" office:value-type="float" office:value="0.11698108304906" calcext:value-type="float">
            <text:p>0.12</text:p>
          </table:table-cell>
          <table:table-cell/>
          <table:table-cell table:style-name="ce20" table:formula="of:=[.I3]/[.V3]" office:value-type="float" office:value="1.01312284322995" calcext:value-type="float">
            <text:p>1.01312284322995</text:p>
          </table:table-cell>
          <table:table-cell table:style-name="ce20" table:formula="of:=1/[.X3]" office:value-type="float" office:value="0.987047135184405" calcext:value-type="float">
            <text:p>0.9870471351844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iph</text:p>
          </table:table-cell>
          <table:table-cell office:value-type="float" office:value="705" calcext:value-type="float">
            <text:p>705.00</text:p>
          </table:table-cell>
          <table:table-cell office:value-type="float" office:value="1393" calcext:value-type="float">
            <text:p>1393.00</text:p>
          </table:table-cell>
          <table:table-cell table:style-name="ce9" table:formula="of:=ATAN(([.B4]-[Sheet2.$D$2]/2)*[Sheet2.$F$2]/[Sheet2.$C$2])" office:value-type="float" office:value="-0.129141819826556" calcext:value-type="float">
            <text:p>-0.13</text:p>
          </table:table-cell>
          <table:table-cell table:formula="of:=-ATAN(([.C4]-[Sheet2.$E$2]/2)*[Sheet2.$F$2]/[Sheet2.$C$2]*COS([.D4]))" office:value-type="float" office:value="-0.173890584525978" calcext:value-type="float">
            <text:p>-0.17</text:p>
          </table:table-cell>
          <table:table-cell table:formula="of:=COS([.D4])*COS([.E4])" office:value-type="float" office:value="0.976717451223918" calcext:value-type="float">
            <text:p>0.98</text:p>
          </table:table-cell>
          <table:table-cell table:formula="of:=COS([.E4])*SIN([.D4])" office:value-type="float" office:value="-0.126840989186483" calcext:value-type="float">
            <text:p>-0.13</text:p>
          </table:table-cell>
          <table:table-cell table:formula="of:=SIN([.E4])" office:value-type="float" office:value="-0.173015559811386" calcext:value-type="float">
            <text:p>-0.17</text:p>
          </table:table-cell>
          <table:table-cell table:formula="of:=ACOS(MIN([.F4]*[.$F$2]+[.G4]*[.$G$2]+[.H4]*[.$H$2];1))" office:value-type="float" office:value="0.215399076979758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4.93" calcext:value-type="float">
            <text:p>44.93</text:p>
          </table:table-cell>
          <table:table-cell table:formula="of:=([.J4]+[.K4]/60+[.L4]/3600)/24*360" office:value-type="float" office:value="87.1872083333333" calcext:value-type="float">
            <text:p>87.19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8.6" calcext:value-type="float">
            <text:p>48.60</text:p>
          </table:table-cell>
          <table:table-cell table:formula="of:=SIGN([.N4]+0.5)*([.O4]+[.P4]/60+[.Q4]/3600)" office:value-type="float" office:value="-9.6635" calcext:value-type="float">
            <text:p>-9.66</text:p>
          </table:table-cell>
          <table:table-cell table:formula="of:=COS([.M4]*3.1415926/180)*COS([.R4]*3.1415926/180)" office:value-type="float" office:value="0.0483764715345235" calcext:value-type="float">
            <text:p>0.05</text:p>
          </table:table-cell>
          <table:table-cell table:formula="of:=COS([.R4]*3.1415926/180)*SIN([.M4]*3.1415926/180)" office:value-type="float" office:value="0.984622905346454" calcext:value-type="float">
            <text:p>0.98</text:p>
          </table:table-cell>
          <table:table-cell table:formula="of:=SIN([.R4]*3.1415926/180)" office:value-type="float" office:value="-0.167861404941626" calcext:value-type="float">
            <text:p>-0.17</text:p>
          </table:table-cell>
          <table:table-cell table:style-name="ce9" table:formula="of:=ACOS([.S4]*[.$S$2]+[.T4]*[.$T$2]+[.U4]*[.$U$2])" office:value-type="float" office:value="0.213852796374067" calcext:value-type="float">
            <text:p>0.21</text:p>
          </table:table-cell>
          <table:table-cell/>
          <table:table-cell table:style-name="ce20" table:formula="of:=[.I4]/[.V4]" office:value-type="float" office:value="1.00723058399005" calcext:value-type="float">
            <text:p>1.00723058399005</text:p>
          </table:table-cell>
          <table:table-cell table:style-name="ce20" table:formula="of:=1/[.X4]" office:value-type="float" office:value="0.992821322043845" calcext:value-type="float">
            <text:p>0.9928213220438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llatrix</text:p>
          </table:table-cell>
          <table:table-cell office:value-type="float" office:value="1431" calcext:value-type="float">
            <text:p>1431.00</text:p>
          </table:table-cell>
          <table:table-cell office:value-type="float" office:value="615" calcext:value-type="float">
            <text:p>615.00</text:p>
          </table:table-cell>
          <table:table-cell table:style-name="ce9" table:formula="of:=ATAN(([.B5]-[Sheet2.$D$2]/2)*[Sheet2.$F$2]/[Sheet2.$C$2])" office:value-type="float" office:value="0.0767424821000074" calcext:value-type="float">
            <text:p>0.08</text:p>
          </table:table-cell>
          <table:table-cell table:formula="of:=-ATAN(([.C5]-[Sheet2.$E$2]/2)*[Sheet2.$F$2]/[Sheet2.$C$2]*COS([.D5]))" office:value-type="float" office:value="0.0442676520717968" calcext:value-type="float">
            <text:p>0.04</text:p>
          </table:table-cell>
          <table:table-cell table:formula="of:=COS([.D5])*COS([.E5])" office:value-type="float" office:value="0.996079971507185" calcext:value-type="float">
            <text:p>1.00</text:p>
          </table:table-cell>
          <table:table-cell table:formula="of:=COS([.E5])*SIN([.D5])" office:value-type="float" office:value="0.0765920691148521" calcext:value-type="float">
            <text:p>0.08</text:p>
          </table:table-cell>
          <table:table-cell table:formula="of:=SIN([.E5])" office:value-type="float" office:value="0.0442531954885812" calcext:value-type="float">
            <text:p>0.04</text:p>
          </table:table-cell>
          <table:table-cell table:formula="of:=ACOS(MIN([.F5]*[.$F$2]+[.G5]*[.$G$2]+[.H5]*[.$H$2];1))" office:value-type="float" office:value="0.0903874927109209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.22" calcext:value-type="float">
            <text:p>15.22</text:p>
          </table:table-cell>
          <table:table-cell table:formula="of:=([.J5]+[.K5]/60+[.L5]/3600)/24*360" office:value-type="float" office:value="81.5634166666667" calcext:value-type="float">
            <text:p>81.5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0</text:p>
          </table:table-cell>
          <table:table-cell table:formula="of:=SIGN([.N5]+0.5)*([.O5]+[.P5]/60+[.Q5]/3600)" office:value-type="float" office:value="6.36711111111111" calcext:value-type="float">
            <text:p>6.37</text:p>
          </table:table-cell>
          <table:table-cell table:formula="of:=COS([.M5]*3.1415926/180)*COS([.R5]*3.1415926/180)" office:value-type="float" office:value="0.145809698664386" calcext:value-type="float">
            <text:p>0.15</text:p>
          </table:table-cell>
          <table:table-cell table:formula="of:=COS([.R5]*3.1415926/180)*SIN([.M5]*3.1415926/180)" office:value-type="float" office:value="0.983077342401621" calcext:value-type="float">
            <text:p>0.98</text:p>
          </table:table-cell>
          <table:table-cell table:formula="of:=SIN([.R5]*3.1415926/180)" office:value-type="float" office:value="0.110898469926173" calcext:value-type="float">
            <text:p>0.11</text:p>
          </table:table-cell>
          <table:table-cell table:style-name="ce9" table:formula="of:=ACOS([.S5]*[.$S$2]+[.T5]*[.$T$2]+[.U5]*[.$U$2])" office:value-type="float" office:value="0.0889025283144588" calcext:value-type="float">
            <text:p>0.09</text:p>
          </table:table-cell>
          <table:table-cell/>
          <table:table-cell table:style-name="ce20" table:formula="of:=[.I5]/[.V5]" office:value-type="float" office:value="1.01670328644883" calcext:value-type="float">
            <text:p>1.01670328644883</text:p>
          </table:table-cell>
          <table:table-cell table:style-name="ce20" table:formula="of:=1/[.X5]" office:value-type="float" office:value="0.983571129678181" calcext:value-type="float">
            <text:p>0.9835711296781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nitak</text:p>
          </table:table-cell>
          <table:table-cell office:value-type="float" office:value="1001" calcext:value-type="float">
            <text:p>1001.00</text:p>
          </table:table-cell>
          <table:table-cell office:value-type="float" office:value="992" calcext:value-type="float">
            <text:p>992.00</text:p>
          </table:table-cell>
          <table:table-cell table:style-name="ce9" table:formula="of:=ATAN(([.B6]-[Sheet2.$D$2]/2)*[Sheet2.$F$2]/[Sheet2.$C$2])" office:value-type="float" office:value="-0.0455350173796367" calcext:value-type="float">
            <text:p>-0.05</text:p>
          </table:table-cell>
          <table:table-cell table:formula="of:=-ATAN(([.C6]-[Sheet2.$E$2]/2)*[Sheet2.$F$2]/[Sheet2.$C$2]*COS([.D6]))" office:value-type="float" office:value="-0.0627908580937088" calcext:value-type="float">
            <text:p>-0.06</text:p>
          </table:table-cell>
          <table:table-cell table:formula="of:=COS([.D6])*COS([.E6])" office:value-type="float" office:value="0.996994804607567" calcext:value-type="float">
            <text:p>1.00</text:p>
          </table:table-cell>
          <table:table-cell table:formula="of:=COS([.E6])*SIN([.D6])" office:value-type="float" office:value="-0.0454295785648508" calcext:value-type="float">
            <text:p>-0.05</text:p>
          </table:table-cell>
          <table:table-cell table:formula="of:=SIN([.E6])" office:value-type="float" office:value="-0.0627496053927001" calcext:value-type="float">
            <text:p>-0.06</text:p>
          </table:table-cell>
          <table:table-cell table:formula="of:=ACOS(MIN([.F6]*[.$F$2]+[.G6]*[.$G$2]+[.H6]*[.$H$2];1))" office:value-type="float" office:value="0.0767782812431103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.88" calcext:value-type="float">
            <text:p>48.88</text:p>
          </table:table-cell>
          <table:table-cell table:formula="of:=([.J6]+[.K6]/60+[.L6]/3600)/24*360" office:value-type="float" office:value="85.4536666666667" calcext:value-type="float">
            <text:p>85.45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8.5" calcext:value-type="float">
            <text:p>58.50</text:p>
          </table:table-cell>
          <table:table-cell table:formula="of:=SIGN([.N6]+0.5)*([.O6]+[.P6]/60+[.Q6]/3600)" office:value-type="float" office:value="-1.93291666666667" calcext:value-type="float">
            <text:p>-1.93</text:p>
          </table:table-cell>
          <table:table-cell table:formula="of:=COS([.M6]*3.1415926/180)*COS([.R6]*3.1415926/180)" office:value-type="float" office:value="0.0792201700269318" calcext:value-type="float">
            <text:p>0.08</text:p>
          </table:table-cell>
          <table:table-cell table:formula="of:=COS([.R6]*3.1415926/180)*SIN([.M6]*3.1415926/180)" office:value-type="float" office:value="0.9962863518536" calcext:value-type="float">
            <text:p>1.00</text:p>
          </table:table-cell>
          <table:table-cell table:formula="of:=SIN([.R6]*3.1415926/180)" office:value-type="float" office:value="-0.0337293606691381" calcext:value-type="float">
            <text:p>-0.03</text:p>
          </table:table-cell>
          <table:table-cell table:style-name="ce9" table:formula="of:=ACOS([.S6]*[.$S$2]+[.T6]*[.$T$2]+[.U6]*[.$U$2])" office:value-type="float" office:value="0.0756547318990992" calcext:value-type="float">
            <text:p>0.08</text:p>
          </table:table-cell>
          <table:table-cell/>
          <table:table-cell table:style-name="ce20" table:formula="of:=[.I6]/[.V6]" office:value-type="float" office:value="1.01485101216814" calcext:value-type="float">
            <text:p>1.01485101216814</text:p>
          </table:table-cell>
          <table:table-cell table:style-name="ce20" table:formula="of:=1/[.X6]" office:value-type="float" office:value="0.985366312897088" calcext:value-type="float">
            <text:p>0.98536631289708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nilam</text:p>
          </table:table-cell>
          <table:table-cell office:value-type="float" office:value="1084.5" calcext:value-type="float">
            <text:p>1084.50</text:p>
          </table:table-cell>
          <table:table-cell office:value-type="float" office:value="977.5" calcext:value-type="float">
            <text:p>977.50</text:p>
          </table:table-cell>
          <table:table-cell table:style-name="ce9" table:formula="of:=ATAN(([.B7]-[Sheet2.$D$2]/2)*[Sheet2.$F$2]/[Sheet2.$C$2])" office:value-type="float" office:value="-0.0217830438976446" calcext:value-type="float">
            <text:p>-0.02</text:p>
          </table:table-cell>
          <table:table-cell table:formula="of:=-ATAN(([.C7]-[Sheet2.$E$2]/2)*[Sheet2.$F$2]/[Sheet2.$C$2]*COS([.D7]))" office:value-type="float" office:value="-0.058727721734622" calcext:value-type="float">
            <text:p>-0.06</text:p>
          </table:table-cell>
          <table:table-cell table:formula="of:=COS([.D7])*COS([.E7])" office:value-type="float" office:value="0.998039190805953" calcext:value-type="float">
            <text:p>1.00</text:p>
          </table:table-cell>
          <table:table-cell table:formula="of:=COS([.E7])*SIN([.D7])" office:value-type="float" office:value="-0.021743770760693" calcext:value-type="float">
            <text:p>-0.02</text:p>
          </table:table-cell>
          <table:table-cell table:formula="of:=SIN([.E7])" office:value-type="float" office:value="-0.0586939694389948" calcext:value-type="float">
            <text:p>-0.06</text:p>
          </table:table-cell>
          <table:table-cell table:formula="of:=ACOS(MIN([.F7]*[.$F$2]+[.G7]*[.$G$2]+[.H7]*[.$H$2];1))" office:value-type="float" office:value="0.0626020180792297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6.52" calcext:value-type="float">
            <text:p>16.52</text:p>
          </table:table-cell>
          <table:table-cell table:formula="of:=([.J7]+[.K7]/60+[.L7]/3600)/24*360" office:value-type="float" office:value="84.3188333333333" calcext:value-type="float">
            <text:p>84.32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.00</text:p>
          </table:table-cell>
          <table:table-cell table:formula="of:=SIGN([.N7]+0.5)*([.O7]+[.P7]/60+[.Q7]/3600)" office:value-type="float" office:value="-1.19" calcext:value-type="float">
            <text:p>-1.19</text:p>
          </table:table-cell>
          <table:table-cell table:formula="of:=COS([.M7]*3.1415926/180)*COS([.R7]*3.1415926/180)" office:value-type="float" office:value="0.0989713405333407" calcext:value-type="float">
            <text:p>0.10</text:p>
          </table:table-cell>
          <table:table-cell table:formula="of:=COS([.R7]*3.1415926/180)*SIN([.M7]*3.1415926/180)" office:value-type="float" office:value="0.994873543251777" calcext:value-type="float">
            <text:p>0.99</text:p>
          </table:table-cell>
          <table:table-cell table:formula="of:=SIN([.R7]*3.1415926/180)" office:value-type="float" office:value="-0.0207679245638151" calcext:value-type="float">
            <text:p>-0.02</text:p>
          </table:table-cell>
          <table:table-cell table:style-name="ce9" table:formula="of:=ACOS([.S7]*[.$S$2]+[.T7]*[.$T$2]+[.U7]*[.$U$2])" office:value-type="float" office:value="0.0618095375804565" calcext:value-type="float">
            <text:p>0.06</text:p>
          </table:table-cell>
          <table:table-cell/>
          <table:table-cell table:style-name="ce20" table:formula="of:=[.I7]/[.V7]" office:value-type="float" office:value="1.01282133032854" calcext:value-type="float">
            <text:p>1.01282133032854</text:p>
          </table:table-cell>
          <table:table-cell table:style-name="ce20" table:formula="of:=1/[.X7]" office:value-type="float" office:value="0.987340975209934" calcext:value-type="float">
            <text:p>0.9873409752099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intaka</text:p>
          </table:table-cell>
          <table:table-cell office:value-type="float" office:value="1167.6" calcext:value-type="float">
            <text:p>1167.60</text:p>
          </table:table-cell>
          <table:table-cell office:value-type="float" office:value="952" calcext:value-type="float">
            <text:p>952.00</text:p>
          </table:table-cell>
          <table:table-cell table:style-name="ce9" table:formula="of:=ATAN(([.B8]-[Sheet2.$D$2]/2)*[Sheet2.$F$2]/[Sheet2.$C$2])" office:value-type="float" office:value="0.00187961652383043" calcext:value-type="float">
            <text:p>0.00</text:p>
          </table:table-cell>
          <table:table-cell table:formula="of:=-ATAN(([.C8]-[Sheet2.$E$2]/2)*[Sheet2.$F$2]/[Sheet2.$C$2]*COS([.D8]))" office:value-type="float" office:value="-0.0515014463721698" calcext:value-type="float">
            <text:p>-0.05</text:p>
          </table:table-cell>
          <table:table-cell table:formula="of:=COS([.D8])*COS([.E8])" office:value-type="float" office:value="0.998672329482619" calcext:value-type="float">
            <text:p>1.00</text:p>
          </table:table-cell>
          <table:table-cell table:formula="of:=COS([.E8])*SIN([.D8])" office:value-type="float" office:value="0.00187712322298762" calcext:value-type="float">
            <text:p>0.00</text:p>
          </table:table-cell>
          <table:table-cell table:formula="of:=SIN([.E8])" office:value-type="float" office:value="-0.0514786823273885" calcext:value-type="float">
            <text:p>-0.05</text:p>
          </table:table-cell>
          <table:table-cell table:formula="of:=ACOS(MIN([.F8]*[.$F$2]+[.G8]*[.$G$2]+[.H8]*[.$H$2];1))" office:value-type="float" office:value="0.0525438110043738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.55" calcext:value-type="float">
            <text:p>4.55</text:p>
          </table:table-cell>
          <table:table-cell table:formula="of:=([.J8]+[.K8]/60+[.L8]/3600)/24*360" office:value-type="float" office:value="83.2689583333333" calcext:value-type="float">
            <text:p>83.27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.1" calcext:value-type="float">
            <text:p>6.10</text:p>
          </table:table-cell>
          <table:table-cell table:formula="of:=SIGN([.N8]+0.5)*([.O8]+[.P8]/60+[.Q8]/3600)" office:value-type="float" office:value="-0.285027777777778" calcext:value-type="float">
            <text:p>-0.29</text:p>
          </table:table-cell>
          <table:table-cell table:formula="of:=COS([.M8]*3.1415926/180)*COS([.R8]*3.1415926/180)" office:value-type="float" office:value="0.117207373555969" calcext:value-type="float">
            <text:p>0.12</text:p>
          </table:table-cell>
          <table:table-cell table:formula="of:=COS([.R8]*3.1415926/180)*SIN([.M8]*3.1415926/180)" office:value-type="float" office:value="0.993095002714158" calcext:value-type="float">
            <text:p>0.99</text:p>
          </table:table-cell>
          <table:table-cell table:formula="of:=SIN([.R8]*3.1415926/180)" office:value-type="float" office:value="-0.00497465257868359" calcext:value-type="float">
            <text:p>0.00</text:p>
          </table:table-cell>
          <table:table-cell table:style-name="ce9" table:formula="of:=ACOS([.S8]*[.$S$2]+[.T8]*[.$T$2]+[.U8]*[.$U$2])" office:value-type="float" office:value="0.0519218719540745" calcext:value-type="float">
            <text:p>0.05</text:p>
          </table:table-cell>
          <table:table-cell/>
          <table:table-cell table:style-name="ce20" table:formula="of:=[.I8]/[.V8]" office:value-type="float" office:value="1.01197836339278" calcext:value-type="float">
            <text:p>1.01197836339278</text:p>
          </table:table-cell>
          <table:table-cell table:style-name="ce20" table:formula="of:=1/[.X8]" office:value-type="float" office:value="0.988163419470133" calcext:value-type="float">
            <text:p>0.9881634194701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issa</text:p>
          </table:table-cell>
          <table:table-cell office:value-type="float" office:value="1378.5" calcext:value-type="float">
            <text:p>1378.50</text:p>
          </table:table-cell>
          <table:table-cell office:value-type="float" office:value="347" calcext:value-type="float">
            <text:p>347.00</text:p>
          </table:table-cell>
          <table:table-cell table:style-name="ce9" table:formula="of:=ATAN(([.B9]-[Sheet2.$D$2]/2)*[Sheet2.$F$2]/[Sheet2.$C$2])" office:value-type="float" office:value="0.0618629431396734" calcext:value-type="float">
            <text:p>0.06</text:p>
          </table:table-cell>
          <table:table-cell table:formula="of:=-ATAN(([.C9]-[Sheet2.$E$2]/2)*[Sheet2.$F$2]/[Sheet2.$C$2]*COS([.D9]))" office:value-type="float" office:value="0.119941787785953" calcext:value-type="float">
            <text:p>0.12</text:p>
          </table:table-cell>
          <table:table-cell table:formula="of:=COS([.D9])*COS([.E9])" office:value-type="float" office:value="0.990916444239552" calcext:value-type="float">
            <text:p>0.99</text:p>
          </table:table-cell>
          <table:table-cell table:formula="of:=COS([.E9])*SIN([.D9])" office:value-type="float" office:value="0.061379327678451" calcext:value-type="float">
            <text:p>0.06</text:p>
          </table:table-cell>
          <table:table-cell table:formula="of:=SIN([.E9])" office:value-type="float" office:value="0.119654413497302" calcext:value-type="float">
            <text:p>0.12</text:p>
          </table:table-cell>
          <table:table-cell table:formula="of:=ACOS(MIN([.F9]*[.$F$2]+[.G9]*[.$G$2]+[.H9]*[.$H$2];1))" office:value-type="float" office:value="0.13532353336646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7.43" calcext:value-type="float">
            <text:p>17.43</text:p>
          </table:table-cell>
          <table:table-cell table:formula="of:=([.J9]+[.K9]/60+[.L9]/3600)/24*360" office:value-type="float" office:value="84.072625" calcext:value-type="float">
            <text:p>84.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7.7" calcext:value-type="float">
            <text:p>47.70</text:p>
          </table:table-cell>
          <table:table-cell table:formula="of:=SIGN([.N9]+0.5)*([.O9]+[.P9]/60+[.Q9]/3600)" office:value-type="float" office:value="9.94658333333333" calcext:value-type="float">
            <text:p>9.95</text:p>
          </table:table-cell>
          <table:table-cell table:formula="of:=COS([.M9]*3.1415926/180)*COS([.R9]*3.1415926/180)" office:value-type="float" office:value="0.101715606984988" calcext:value-type="float">
            <text:p>0.10</text:p>
          </table:table-cell>
          <table:table-cell table:formula="of:=COS([.R9]*3.1415926/180)*SIN([.M9]*3.1415926/180)" office:value-type="float" office:value="0.979703166273508" calcext:value-type="float">
            <text:p>0.98</text:p>
          </table:table-cell>
          <table:table-cell table:formula="of:=SIN([.R9]*3.1415926/180)" office:value-type="float" office:value="0.17272996639072" calcext:value-type="float">
            <text:p>0.17</text:p>
          </table:table-cell>
          <table:table-cell table:style-name="ce9" table:formula="of:=ACOS([.S9]*[.$S$2]+[.T9]*[.$T$2]+[.U9]*[.$U$2])" office:value-type="float" office:value="0.133307781563001" calcext:value-type="float">
            <text:p>0.13</text:p>
          </table:table-cell>
          <table:table-cell/>
          <table:table-cell table:style-name="ce20" table:formula="of:=[.I9]/[.V9]" office:value-type="float" office:value="1.01512103629533" calcext:value-type="float">
            <text:p>1.01512103629533</text:p>
          </table:table-cell>
          <table:table-cell table:style-name="ce20" table:formula="of:=1/[.X9]" office:value-type="float" office:value="0.985104203582943" calcext:value-type="float">
            <text:p>0.9851042035829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-Mon</text:p>
          </table:table-cell>
          <table:table-cell office:value-type="float" office:value="175" calcext:value-type="float">
            <text:p>175.00</text:p>
          </table:table-cell>
          <table:table-cell office:value-type="float" office:value="988" calcext:value-type="float">
            <text:p>988.00</text:p>
          </table:table-cell>
          <table:table-cell table:style-name="ce9" table:formula="of:=ATAN(([.B10]-[Sheet2.$D$2]/2)*[Sheet2.$F$2]/[Sheet2.$C$2])" office:value-type="float" office:value="-0.273753769787015" calcext:value-type="float">
            <text:p>-0.27</text:p>
          </table:table-cell>
          <table:table-cell table:formula="of:=-ATAN(([.C10]-[Sheet2.$E$2]/2)*[Sheet2.$F$2]/[Sheet2.$C$2]*COS([.D10]))" office:value-type="float" office:value="-0.0594282855903112" calcext:value-type="float">
            <text:p>-0.06</text:p>
          </table:table-cell>
          <table:table-cell table:formula="of:=COS([.D10])*COS([.E10])" office:value-type="float" office:value="0.961063255503258" calcext:value-type="float">
            <text:p>0.96</text:p>
          </table:table-cell>
          <table:table-cell table:formula="of:=COS([.E10])*SIN([.D10])" office:value-type="float" office:value="-0.269870067848661" calcext:value-type="float">
            <text:p>-0.27</text:p>
          </table:table-cell>
          <table:table-cell table:formula="of:=SIN([.E10])" office:value-type="float" office:value="-0.059393311078255" calcext:value-type="float">
            <text:p>-0.06</text:p>
          </table:table-cell>
          <table:table-cell table:formula="of:=ACOS(MIN([.F10]*[.$F$2]+[.G10]*[.$G$2]+[.H10]*[.$H$2];1))" office:value-type="float" office:value="0.277655508294001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9.93" calcext:value-type="float">
            <text:p>49.93</text:p>
          </table:table-cell>
          <table:table-cell table:formula="of:=([.J10]+[.K10]/60+[.L10]/3600)/24*360" office:value-type="float" office:value="97.4580416666667" calcext:value-type="float">
            <text:p>97.46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.1" calcext:value-type="float">
            <text:p>52.10</text:p>
          </table:table-cell>
          <table:table-cell table:formula="of:=SIGN([.N10]+0.5)*([.O10]+[.P10]/60+[.Q10]/3600)" office:value-type="float" office:value="-7.04780555555556" calcext:value-type="float">
            <text:p>-7.05</text:p>
          </table:table-cell>
          <table:table-cell table:formula="of:=COS([.M10]*3.1415926/180)*COS([.R10]*3.1415926/180)" office:value-type="float" office:value="-0.128819329013928" calcext:value-type="float">
            <text:p>-0.13</text:p>
          </table:table-cell>
          <table:table-cell table:formula="of:=COS([.R10]*3.1415926/180)*SIN([.M10]*3.1415926/180)" office:value-type="float" office:value="0.984048229370099" calcext:value-type="float">
            <text:p>0.98</text:p>
          </table:table-cell>
          <table:table-cell table:formula="of:=SIN([.R10]*3.1415926/180)" office:value-type="float" office:value="-0.122697443926005" calcext:value-type="float">
            <text:p>-0.12</text:p>
          </table:table-cell>
          <table:table-cell table:style-name="ce9" table:formula="of:=ACOS([.S10]*[.$S$2]+[.T10]*[.$T$2]+[.U10]*[.$U$2])" office:value-type="float" office:value="0.27626990197884" calcext:value-type="float">
            <text:p>0.28</text:p>
          </table:table-cell>
          <table:table-cell/>
          <table:table-cell table:style-name="ce20" table:formula="of:=[.I10]/[.V10]" office:value-type="float" office:value="1.00501540813978" calcext:value-type="float">
            <text:p>1.00501540813978</text:p>
          </table:table-cell>
          <table:table-cell table:style-name="ce20" table:formula="of:=1/[.X10]" office:value-type="float" office:value="0.995009620649435" calcext:value-type="float">
            <text:p>0.9950096206494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8-Mon</text:p>
          </table:table-cell>
          <table:table-cell office:value-type="float" office:value="137" calcext:value-type="float">
            <text:p>137.00</text:p>
          </table:table-cell>
          <table:table-cell office:value-type="float" office:value="311" calcext:value-type="float">
            <text:p>311.00</text:p>
          </table:table-cell>
          <table:table-cell table:style-name="ce9" table:formula="of:=ATAN(([.B11]-[Sheet2.$D$2]/2)*[Sheet2.$F$2]/[Sheet2.$C$2])" office:value-type="float" office:value="-0.283756349313709" calcext:value-type="float">
            <text:p>-0.28</text:p>
          </table:table-cell>
          <table:table-cell table:formula="of:=-ATAN(([.C11]-[Sheet2.$E$2]/2)*[Sheet2.$F$2]/[Sheet2.$C$2]*COS([.D11]))" office:value-type="float" office:value="0.125108120746552" calcext:value-type="float">
            <text:p>0.13</text:p>
          </table:table-cell>
          <table:table-cell table:formula="of:=COS([.D11])*COS([.E11])" office:value-type="float" office:value="0.952507303701072" calcext:value-type="float">
            <text:p>0.95</text:p>
          </table:table-cell>
          <table:table-cell table:formula="of:=COS([.E11])*SIN([.D11])" office:value-type="float" office:value="-0.27777560444393" calcext:value-type="float">
            <text:p>-0.28</text:p>
          </table:table-cell>
          <table:table-cell table:formula="of:=SIN([.E11])" office:value-type="float" office:value="0.124782009808797" calcext:value-type="float">
            <text:p>0.12</text:p>
          </table:table-cell>
          <table:table-cell table:formula="of:=ACOS(MIN([.F11]*[.$F$2]+[.G11]*[.$G$2]+[.H11]*[.$H$2];1))" office:value-type="float" office:value="0.306741963761941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7.06" calcext:value-type="float">
            <text:p>57.06</text:p>
          </table:table-cell>
          <table:table-cell table:formula="of:=([.J11]+[.K11]/60+[.L11]/3600)/24*360" office:value-type="float" office:value="102.23775" calcext:value-type="float">
            <text:p>102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0</text:p>
          </table:table-cell>
          <table:table-cell table:formula="of:=SIGN([.N11]+0.5)*([.O11]+[.P11]/60+[.Q11]/3600)" office:value-type="float" office:value="2.38783333333333" calcext:value-type="float">
            <text:p>2.39</text:p>
          </table:table-cell>
          <table:table-cell table:formula="of:=COS([.M11]*3.1415926/180)*COS([.R11]*3.1415926/180)" office:value-type="float" office:value="-0.2117846503218" calcext:value-type="float">
            <text:p>-0.21</text:p>
          </table:table-cell>
          <table:table-cell table:formula="of:=COS([.R11]*3.1415926/180)*SIN([.M11]*3.1415926/180)" office:value-type="float" office:value="0.976427885454572" calcext:value-type="float">
            <text:p>0.98</text:p>
          </table:table-cell>
          <table:table-cell table:formula="of:=SIN([.R11]*3.1415926/180)" office:value-type="float" office:value="0.0416634899496703" calcext:value-type="float">
            <text:p>0.04</text:p>
          </table:table-cell>
          <table:table-cell table:style-name="ce9" table:formula="of:=ACOS([.S11]*[.$S$2]+[.T11]*[.$T$2]+[.U11]*[.$U$2])" office:value-type="float" office:value="0.306133515054136" calcext:value-type="float">
            <text:p>0.31</text:p>
          </table:table-cell>
          <table:table-cell/>
          <table:table-cell table:style-name="ce20" table:formula="of:=[.I11]/[.V11]" office:value-type="float" office:value="1.00198752726469" calcext:value-type="float">
            <text:p>1.00198752726469</text:p>
          </table:table-cell>
          <table:table-cell table:style-name="ce20" table:formula="of:=1/[.X11]" office:value-type="float" office:value="0.998016415164253" calcext:value-type="float">
            <text:p>0.99801641516425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-Mon</text:p>
          </table:table-cell>
          <table:table-cell office:value-type="float" office:value="548.5" calcext:value-type="float">
            <text:p>548.50</text:p>
          </table:table-cell>
          <table:table-cell office:value-type="float" office:value="344.5" calcext:value-type="float">
            <text:p>344.50</text:p>
          </table:table-cell>
          <table:table-cell table:style-name="ce9" table:formula="of:=ATAN(([.B12]-[Sheet2.$D$2]/2)*[Sheet2.$F$2]/[Sheet2.$C$2])" office:value-type="float" office:value="-0.172696737751693" calcext:value-type="float">
            <text:p>-0.17</text:p>
          </table:table-cell>
          <table:table-cell table:formula="of:=-ATAN(([.C12]-[Sheet2.$E$2]/2)*[Sheet2.$F$2]/[Sheet2.$C$2]*COS([.D12]))" office:value-type="float" office:value="0.119090257428377" calcext:value-type="float">
            <text:p>0.12</text:p>
          </table:table-cell>
          <table:table-cell table:formula="of:=COS([.D12])*COS([.E12])" office:value-type="float" office:value="0.978147433605858" calcext:value-type="float">
            <text:p>0.98</text:p>
          </table:table-cell>
          <table:table-cell table:formula="of:=COS([.E12])*SIN([.D12])" office:value-type="float" office:value="-0.170622477200079" calcext:value-type="float">
            <text:p>-0.17</text:p>
          </table:table-cell>
          <table:table-cell table:formula="of:=SIN([.E12])" office:value-type="float" office:value="0.118808957593198" calcext:value-type="float">
            <text:p>0.12</text:p>
          </table:table-cell>
          <table:table-cell table:formula="of:=ACOS(MIN([.F12]*[.$F$2]+[.G12]*[.$G$2]+[.H12]*[.$H$2];1))" office:value-type="float" office:value="0.206850078244193" calcext:value-type="float">
            <text:p>0.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.57" calcext:value-type="float">
            <text:p>52.57</text:p>
          </table:table-cell>
          <table:table-cell table:formula="of:=([.J12]+[.K12]/60+[.L12]/3600)/24*360" office:value-type="float" office:value="96.2190416666667" calcext:value-type="float">
            <text:p>96.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0.7" calcext:value-type="float">
            <text:p>50.70</text:p>
          </table:table-cell>
          <table:table-cell table:formula="of:=SIGN([.N12]+0.5)*([.O12]+[.P12]/60+[.Q12]/3600)" office:value-type="float" office:value="4.58075" calcext:value-type="float">
            <text:p>4.58</text:p>
          </table:table-cell>
          <table:table-cell table:formula="of:=COS([.M12]*3.1415926/180)*COS([.R12]*3.1415926/180)" office:value-type="float" office:value="-0.107983686834278" calcext:value-type="float">
            <text:p>-0.11</text:p>
          </table:table-cell>
          <table:table-cell table:formula="of:=COS([.R12]*3.1415926/180)*SIN([.M12]*3.1415926/180)" office:value-type="float" office:value="0.990939584900324" calcext:value-type="float">
            <text:p>0.99</text:p>
          </table:table-cell>
          <table:table-cell table:formula="of:=SIN([.R12]*3.1415926/180)" office:value-type="float" office:value="0.0798640247874505" calcext:value-type="float">
            <text:p>0.08</text:p>
          </table:table-cell>
          <table:table-cell table:style-name="ce9" table:formula="of:=ACOS([.S12]*[.$S$2]+[.T12]*[.$T$2]+[.U12]*[.$U$2])" office:value-type="float" office:value="0.204761429001681" calcext:value-type="float">
            <text:p>0.20</text:p>
          </table:table-cell>
          <table:table-cell/>
          <table:table-cell table:style-name="ce20" table:formula="of:=[.I12]/[.V12]" office:value-type="float" office:value="1.01020040372201" calcext:value-type="float">
            <text:p>1.01020040372201</text:p>
          </table:table-cell>
          <table:table-cell table:style-name="ce20" table:formula="of:=1/[.X12]" office:value-type="float" office:value="0.989902593896792" calcext:value-type="float">
            <text:p>0.9899025938967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 Kumm II</text:p>
          </table:table-cell>
          <table:table-cell office:value-type="float" office:value="2021" calcext:value-type="float">
            <text:p>2021.00</text:p>
          </table:table-cell>
          <table:table-cell office:value-type="float" office:value="370" calcext:value-type="float">
            <text:p>370.00</text:p>
          </table:table-cell>
          <table:table-cell table:style-name="ce9" table:formula="of:=ATAN(([.B13]-[Sheet2.$D$2]/2)*[Sheet2.$F$2]/[Sheet2.$C$2])" office:value-type="float" office:value="0.240191817782341" calcext:value-type="float">
            <text:p>0.24</text:p>
          </table:table-cell>
          <table:table-cell table:formula="of:=-ATAN(([.C13]-[Sheet2.$E$2]/2)*[Sheet2.$F$2]/[Sheet2.$C$2]*COS([.D13]))" office:value-type="float" office:value="0.110471039268056" calcext:value-type="float">
            <text:p>0.11</text:p>
          </table:table-cell>
          <table:table-cell table:formula="of:=COS([.D13])*COS([.E13])" office:value-type="float" office:value="0.965371632981544" calcext:value-type="float">
            <text:p>0.97</text:p>
          </table:table-cell>
          <table:table-cell table:formula="of:=COS([.E13])*SIN([.D13])" office:value-type="float" office:value="0.23643883704455" calcext:value-type="float">
            <text:p>0.24</text:p>
          </table:table-cell>
          <table:table-cell table:formula="of:=SIN([.E13])" office:value-type="float" office:value="0.110246480994029" calcext:value-type="float">
            <text:p>0.11</text:p>
          </table:table-cell>
          <table:table-cell table:formula="of:=ACOS(MIN([.F13]*[.$F$2]+[.G13]*[.$G$2]+[.H13]*[.$H$2];1))" office:value-type="float" office:value="0.265900414668955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2.92" calcext:value-type="float">
            <text:p>32.92</text:p>
          </table:table-cell>
          <table:table-cell table:formula="of:=([.J13]+[.K13]/60+[.L13]/3600)/24*360" office:value-type="float" office:value="74.3871666666667" calcext:value-type="float">
            <text:p>74.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5.4" calcext:value-type="float">
            <text:p>45.40</text:p>
          </table:table-cell>
          <table:table-cell table:formula="of:=SIGN([.N13]+0.5)*([.O13]+[.P13]/60+[.Q13]/3600)" office:value-type="float" office:value="13.5459444444444" calcext:value-type="float">
            <text:p>13.55</text:p>
          </table:table-cell>
          <table:table-cell table:formula="of:=COS([.M13]*3.1415926/180)*COS([.R13]*3.1415926/180)" office:value-type="float" office:value="0.261648866082608" calcext:value-type="float">
            <text:p>0.26</text:p>
          </table:table-cell>
          <table:table-cell table:formula="of:=COS([.R13]*3.1415926/180)*SIN([.M13]*3.1415926/180)" office:value-type="float" office:value="0.936311120996943" calcext:value-type="float">
            <text:p>0.94</text:p>
          </table:table-cell>
          <table:table-cell table:formula="of:=SIN([.R13]*3.1415926/180)" office:value-type="float" office:value="0.234225010567047" calcext:value-type="float">
            <text:p>0.23</text:p>
          </table:table-cell>
          <table:table-cell table:style-name="ce9" table:formula="of:=ACOS([.S13]*[.$S$2]+[.T13]*[.$T$2]+[.U13]*[.$U$2])" office:value-type="float" office:value="0.26432086380165" calcext:value-type="float">
            <text:p>0.26</text:p>
          </table:table-cell>
          <table:table-cell/>
          <table:table-cell table:style-name="ce20" table:formula="of:=[.I13]/[.V13]" office:value-type="float" office:value="1.00597588417572" calcext:value-type="float">
            <text:p>1.00597588417572</text:p>
          </table:table-cell>
          <table:table-cell table:style-name="ce20" table:formula="of:=1/[.X13]" office:value-type="float" office:value="0.994059614877729" calcext:value-type="float">
            <text:p>0.9940596148777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-Tau</text:p>
          </table:table-cell>
          <table:table-cell office:value-type="float" office:value="2225" calcext:value-type="float">
            <text:p>2225.00</text:p>
          </table:table-cell>
          <table:table-cell office:value-type="float" office:value="78" calcext:value-type="float">
            <text:p>78.00</text:p>
          </table:table-cell>
          <table:table-cell table:style-name="ce9" table:formula="of:=ATAN(([.B14]-[Sheet2.$D$2]/2)*[Sheet2.$F$2]/[Sheet2.$C$2])" office:value-type="float" office:value="0.294222677374951" calcext:value-type="float">
            <text:p>0.29</text:p>
          </table:table-cell>
          <table:table-cell table:formula="of:=-ATAN(([.C14]-[Sheet2.$E$2]/2)*[Sheet2.$F$2]/[Sheet2.$C$2]*COS([.D14]))" office:value-type="float" office:value="0.18667976874668" calcext:value-type="float">
            <text:p>0.19</text:p>
          </table:table-cell>
          <table:table-cell table:formula="of:=COS([.D14])*COS([.E14])" office:value-type="float" office:value="0.940400331709765" calcext:value-type="float">
            <text:p>0.94</text:p>
          </table:table-cell>
          <table:table-cell table:formula="of:=COS([.E14])*SIN([.D14])" office:value-type="float" office:value="0.284957591741346" calcext:value-type="float">
            <text:p>0.28</text:p>
          </table:table-cell>
          <table:table-cell table:formula="of:=SIN([.E14])" office:value-type="float" office:value="0.185597378831535" calcext:value-type="float">
            <text:p>0.19</text:p>
          </table:table-cell>
          <table:table-cell table:formula="of:=ACOS(MIN([.F14]*[.$F$2]+[.G14]*[.$G$2]+[.H14]*[.$H$2];1))" office:value-type="float" office:value="0.348678326159048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5.98" calcext:value-type="float">
            <text:p>35.98</text:p>
          </table:table-cell>
          <table:table-cell table:formula="of:=([.J14]+[.K14]/60+[.L14]/3600)/24*360" office:value-type="float" office:value="73.1499166666667" calcext:value-type="float">
            <text:p>73.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5.8" calcext:value-type="float">
            <text:p>25.80</text:p>
          </table:table-cell>
          <table:table-cell table:formula="of:=SIGN([.N14]+0.5)*([.O14]+[.P14]/60+[.Q14]/3600)" office:value-type="float" office:value="18.8738333333333" calcext:value-type="float">
            <text:p>18.87</text:p>
          </table:table-cell>
          <table:table-cell table:formula="of:=COS([.M14]*3.1415926/180)*COS([.R14]*3.1415926/180)" office:value-type="float" office:value="0.274283213876442" calcext:value-type="float">
            <text:p>0.27</text:p>
          </table:table-cell>
          <table:table-cell table:formula="of:=COS([.R14]*3.1415926/180)*SIN([.M14]*3.1415926/180)" office:value-type="float" office:value="0.905608069003804" calcext:value-type="float">
            <text:p>0.91</text:p>
          </table:table-cell>
          <table:table-cell table:formula="of:=SIN([.R14]*3.1415926/180)" office:value-type="float" office:value="0.32348530714827" calcext:value-type="float">
            <text:p>0.32</text:p>
          </table:table-cell>
          <table:table-cell table:style-name="ce9" table:formula="of:=ACOS([.S14]*[.$S$2]+[.T14]*[.$T$2]+[.U14]*[.$U$2])" office:value-type="float" office:value="0.349548305644282" calcext:value-type="float">
            <text:p>0.35</text:p>
          </table:table-cell>
          <table:table-cell/>
          <table:table-cell table:style-name="ce20" table:formula="of:=[.I14]/[.V14]" office:value-type="float" office:value="0.997511132306503" calcext:value-type="float">
            <text:p>0.997511132306503</text:p>
          </table:table-cell>
          <table:table-cell table:style-name="ce20" table:formula="of:=1/[.X14]" office:value-type="float" office:value="1.00249507761156" calcext:value-type="float">
            <text:p>1.00249507761156</text:p>
          </table:table-cell>
          <table:table-cell table:number-columns-repeated="99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5" table:default-cell-style-name="ce4"/>
        <table:table-column table:style-name="co9" table:default-cell-style-name="ce4"/>
        <table:table-column table:style-name="co2" table:number-columns-repeated="1018" table:default-cell-style-name="ce4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5.4" calcext:value-type="float">
            <text:p>15.4</text:p>
          </table:table-cell>
          <table:table-cell office:value-type="float" office:value="35" calcext:value-type="float">
            <text:p>35</text:p>
          </table:table-cell>
          <table:table-cell office:value-type="float" office:value="2322" calcext:value-type="float">
            <text:p>2322</text:p>
          </table:table-cell>
          <table:table-cell office:value-type="float" office:value="1542" calcext:value-type="float">
            <text:p>1542</text:p>
          </table:table-cell>
          <table:table-cell table:formula="of:=([.A2]/[.D2]+[.B2]/[.E2])/2" office:value-type="float" office:value="0.00996767512241225" calcext:value-type="float">
            <text:p>0.009967675122412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 number:title="User-defined"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time-style>
    <number:time-style style:name="N122" number:title="User-defined" number:truncate-on-overflow="false">
      <number:hours/>
      <number:text>°</number:text>
      <number:minutes number:style="long"/>
      <number:text>'</number:text>
      <number:seconds number:style="long"/>
      <number:text>"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3:38:50.47513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3:34:36.530939443</meta:creation-date>
    <dc:date>2020-08-04T07:37:15.740844531</dc:date>
    <meta:editing-duration>PT8H39M15S</meta:editing-duration>
    <meta:editing-cycles>35</meta:editing-cycles>
    <meta:generator>LibreOffice/6.4.4.2$Linux_X86_64 LibreOffice_project/40$Build-2</meta:generator>
    <meta:document-statistic meta:table-count="2" meta:cell-count="33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37cm" svg:height="10.916cm" xlink:href=".." xlink:type="simple" chart:class="chart:scatter" chart:style-name="ch1">
        <chart:legend chart:legend-position="end" svg:x="14.485cm" svg:y="5.159cm" style:legend-expansion="high" chart:style-name="ch2"/>
        <chart:plot-area chart:style-name="ch3" table:cell-range-address="Sheet1.I2:Sheet1.I14 Sheet1.V2:Sheet1.V14" svg:x="0.346cm" svg:y="0.218cm" svg:width="13.793cm" svg:height="10.48cm">
          <chartooo:coordinate-region svg:x="1.258cm" svg:y="0.417cm" svg:width="12.549cm" svg:height="9.6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:Sheet1.V14" chart:class="chart:scatter">
            <chart:domain table:cell-range-address="Sheet1.I2:Sheet1.I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21073424255447">
                <text:p>0.000000021073424255447</text:p>
                <draw:g>
                  <svg:desc>Sheet1.I2:Sheet1.I14</svg:desc>
                </draw:g>
              </table:table-cell>
              <table:table-cell office:value-type="float" office:value="0">
                <text:p>0</text:p>
                <draw:g>
                  <svg:desc>Sheet1.V2:Sheet1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516207462782">
                <text:p>0.118516207462782</text:p>
              </table:table-cell>
              <table:table-cell office:value-type="float" office:value="0.11698108304906">
                <text:p>0.11698108304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399076979758">
                <text:p>0.215399076979758</text:p>
              </table:table-cell>
              <table:table-cell office:value-type="float" office:value="0.213852796374067">
                <text:p>0.213852796374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3874927109209">
                <text:p>0.0903874927109209</text:p>
              </table:table-cell>
              <table:table-cell office:value-type="float" office:value="0.0889025283144588">
                <text:p>0.088902528314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7782812431103">
                <text:p>0.0767782812431103</text:p>
              </table:table-cell>
              <table:table-cell office:value-type="float" office:value="0.0756547318990992">
                <text:p>0.0756547318990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020180792297">
                <text:p>0.0626020180792297</text:p>
              </table:table-cell>
              <table:table-cell office:value-type="float" office:value="0.0618095375804565">
                <text:p>0.0618095375804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5438110043738">
                <text:p>0.0525438110043738</text:p>
              </table:table-cell>
              <table:table-cell office:value-type="float" office:value="0.0519218719540745">
                <text:p>0.0519218719540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5323533366465">
                <text:p>0.135323533366465</text:p>
              </table:table-cell>
              <table:table-cell office:value-type="float" office:value="0.133307781563001">
                <text:p>0.133307781563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7655508294001">
                <text:p>0.277655508294001</text:p>
              </table:table-cell>
              <table:table-cell office:value-type="float" office:value="0.27626990197884">
                <text:p>0.27626990197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741963761941">
                <text:p>0.306741963761941</text:p>
              </table:table-cell>
              <table:table-cell office:value-type="float" office:value="0.306133515054136">
                <text:p>0.306133515054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6850078244193">
                <text:p>0.206850078244193</text:p>
              </table:table-cell>
              <table:table-cell office:value-type="float" office:value="0.204761429001681">
                <text:p>0.204761429001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5900414668955">
                <text:p>0.265900414668955</text:p>
              </table:table-cell>
              <table:table-cell office:value-type="float" office:value="0.26432086380165">
                <text:p>0.2643208638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678326159048">
                <text:p>0.348678326159048</text:p>
              </table:table-cell>
              <table:table-cell office:value-type="float" office:value="0.349548305644282">
                <text:p>0.349548305644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41cm" svg:height="14.521cm" xlink:href=".." xlink:type="simple" chart:class="chart:scatter" chart:style-name="ch1">
        <chart:legend chart:legend-position="end" svg:x="17.278cm" svg:y="6.712cm" style:legend-expansion="high" chart:style-name="ch2"/>
        <chart:plot-area chart:style-name="ch3" table:cell-range-address="Sheet1.V2:Sheet1.V14 Sheet1.X2:Sheet1.X14" svg:x="0.442cm" svg:y="0.29cm" svg:width="16.394cm" svg:height="13.941cm">
          <chartooo:coordinate-region svg:x="1.54cm" svg:y="0.489cm" svg:width="14.964cm" svg:height="13.0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X2:Sheet1.X14" chart:class="chart:scatter">
            <chart:domain table:cell-range-address="Sheet1.V2:Sheet1.V14"/>
            <chart:regression-curve chart:style-name="ch8">
              <chart:equation chart:display-equation="true" chart:display-r-square="false" svg:x="2.687cm" svg:y="10.67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V2:Sheet1.V14</svg:desc>
                </draw:g>
              </table:table-cell>
              <table:table-cell office:value-type="float" office:value="NaN">
                <text:p>NaN</text:p>
                <draw:g>
                  <svg:desc>Sheet1.X2:Sheet1.X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98108304906">
                <text:p>0.11698108304906</text:p>
              </table:table-cell>
              <table:table-cell office:value-type="float" office:value="1.01312284322995">
                <text:p>1.01312284322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3852796374067">
                <text:p>0.213852796374067</text:p>
              </table:table-cell>
              <table:table-cell office:value-type="float" office:value="1.00723058399005">
                <text:p>1.00723058399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025283144588">
                <text:p>0.0889025283144588</text:p>
              </table:table-cell>
              <table:table-cell office:value-type="float" office:value="1.01670328644883">
                <text:p>1.01670328644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6547318990992">
                <text:p>0.0756547318990992</text:p>
              </table:table-cell>
              <table:table-cell office:value-type="float" office:value="1.01485101216814">
                <text:p>1.01485101216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8095375804565">
                <text:p>0.0618095375804565</text:p>
              </table:table-cell>
              <table:table-cell office:value-type="float" office:value="1.01282133032854">
                <text:p>1.01282133032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9218719540745">
                <text:p>0.0519218719540745</text:p>
              </table:table-cell>
              <table:table-cell office:value-type="float" office:value="1.01197836339278">
                <text:p>1.01197836339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3307781563001">
                <text:p>0.133307781563001</text:p>
              </table:table-cell>
              <table:table-cell office:value-type="float" office:value="1.01512103629533">
                <text:p>1.01512103629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626990197884">
                <text:p>0.27626990197884</text:p>
              </table:table-cell>
              <table:table-cell office:value-type="float" office:value="1.00501540813978">
                <text:p>1.00501540813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133515054136">
                <text:p>0.306133515054136</text:p>
              </table:table-cell>
              <table:table-cell office:value-type="float" office:value="1.00198752726469">
                <text:p>1.00198752726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761429001681">
                <text:p>0.204761429001681</text:p>
              </table:table-cell>
              <table:table-cell office:value-type="float" office:value="1.01020040372201">
                <text:p>1.01020040372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432086380165">
                <text:p>0.26432086380165</text:p>
              </table:table-cell>
              <table:table-cell office:value-type="float" office:value="1.00597588417572">
                <text:p>1.00597588417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548305644282">
                <text:p>0.349548305644282</text:p>
              </table:table-cell>
              <table:table-cell office:value-type="float" office:value="0.997511132306503">
                <text:p>0.997511132306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62cm" svg:height="20.744cm" xlink:href=".." xlink:type="simple" chart:class="chart:scatter" chart:style-name="ch1">
        <chart:legend chart:legend-position="end" svg:x="31.999cm" svg:y="9.824cm" style:legend-expansion="high" chart:style-name="ch2"/>
        <chart:plot-area chart:style-name="ch3" table:cell-range-address="Sheet1.I2:Sheet1.I14 Sheet1.V2:Sheet1.V14" svg:x="0.737cm" svg:y="0.414cm" svg:width="30.525cm" svg:height="19.916cm">
          <chartooo:coordinate-region svg:x="1.649cm" svg:y="0.613cm" svg:width="29.281cm" svg:height="19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:Sheet1.V14" chart:class="chart:scatter">
            <chart:domain table:cell-range-address="Sheet1.I2:Sheet1.I14"/>
            <chart:regression-curve chart:style-name="ch7">
              <chart:equation chart:display-equation="true" chart:display-r-square="fals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21073424255447">
                <text:p>0.000000021073424255447</text:p>
                <draw:g>
                  <svg:desc>Sheet1.I2:Sheet1.I14</svg:desc>
                </draw:g>
              </table:table-cell>
              <table:table-cell office:value-type="float" office:value="0">
                <text:p>0</text:p>
                <draw:g>
                  <svg:desc>Sheet1.V2:Sheet1.V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516207462782">
                <text:p>0.118516207462782</text:p>
              </table:table-cell>
              <table:table-cell office:value-type="float" office:value="0.11698108304906">
                <text:p>0.11698108304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399076979758">
                <text:p>0.215399076979758</text:p>
              </table:table-cell>
              <table:table-cell office:value-type="float" office:value="0.213852796374067">
                <text:p>0.213852796374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3874927109209">
                <text:p>0.0903874927109209</text:p>
              </table:table-cell>
              <table:table-cell office:value-type="float" office:value="0.0889025283144588">
                <text:p>0.088902528314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7782812431103">
                <text:p>0.0767782812431103</text:p>
              </table:table-cell>
              <table:table-cell office:value-type="float" office:value="0.0756547318990992">
                <text:p>0.0756547318990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020180792297">
                <text:p>0.0626020180792297</text:p>
              </table:table-cell>
              <table:table-cell office:value-type="float" office:value="0.0618095375804565">
                <text:p>0.0618095375804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5438110043738">
                <text:p>0.0525438110043738</text:p>
              </table:table-cell>
              <table:table-cell office:value-type="float" office:value="0.0519218719540745">
                <text:p>0.0519218719540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5323533366465">
                <text:p>0.135323533366465</text:p>
              </table:table-cell>
              <table:table-cell office:value-type="float" office:value="0.133307781563001">
                <text:p>0.133307781563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7655508294001">
                <text:p>0.277655508294001</text:p>
              </table:table-cell>
              <table:table-cell office:value-type="float" office:value="0.27626990197884">
                <text:p>0.27626990197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741963761941">
                <text:p>0.306741963761941</text:p>
              </table:table-cell>
              <table:table-cell office:value-type="float" office:value="0.306133515054136">
                <text:p>0.306133515054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6850078244193">
                <text:p>0.206850078244193</text:p>
              </table:table-cell>
              <table:table-cell office:value-type="float" office:value="0.204761429001681">
                <text:p>0.204761429001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5900414668955">
                <text:p>0.265900414668955</text:p>
              </table:table-cell>
              <table:table-cell office:value-type="float" office:value="0.26432086380165">
                <text:p>0.2643208638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678326159048">
                <text:p>0.348678326159048</text:p>
              </table:table-cell>
              <table:table-cell office:value-type="float" office:value="0.349548305644282">
                <text:p>0.349548305644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1cm" svg:height="14.589cm" xlink:href=".." xlink:type="simple" chart:class="chart:scatter" chart:style-name="ch1">
        <chart:legend chart:legend-position="end" svg:x="16.408cm" svg:y="6.746cm" style:legend-expansion="high" chart:style-name="ch2"/>
        <chart:plot-area chart:style-name="ch3" table:cell-range-address="Sheet1.I2:Sheet1.I14 Sheet1.Y2:Sheet1.Y14" svg:x="0.425cm" svg:y="0.291cm" svg:width="15.558cm" svg:height="14.007cm">
          <chartooo:coordinate-region svg:x="1.523cm" svg:y="0.49cm" svg:width="14.128cm" svg:height="13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2:Sheet1.Y14" chart:class="chart:scatter">
            <chart:domain table:cell-range-address="Sheet1.I2:Sheet1.I14"/>
            <chart:regression-curve chart:style-name="ch8">
              <chart:equation chart:display-equation="true" chart:display-r-square="false" svg:x="2.218cm" svg:y="10.769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21073424255447">
                <text:p>0.000000021073424255447</text:p>
                <draw:g>
                  <svg:desc>Sheet1.I2:Sheet1.I14</svg:desc>
                </draw:g>
              </table:table-cell>
              <table:table-cell office:value-type="float" office:value="NaN">
                <text:p>NaN</text:p>
                <draw:g>
                  <svg:desc>Sheet1.Y2:Sheet1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8516207462782">
                <text:p>0.118516207462782</text:p>
              </table:table-cell>
              <table:table-cell office:value-type="float" office:value="0.987047135184405">
                <text:p>0.987047135184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399076979758">
                <text:p>0.215399076979758</text:p>
              </table:table-cell>
              <table:table-cell office:value-type="float" office:value="0.992821322043845">
                <text:p>0.99282132204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3874927109209">
                <text:p>0.0903874927109209</text:p>
              </table:table-cell>
              <table:table-cell office:value-type="float" office:value="0.983571129678181">
                <text:p>0.983571129678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7782812431103">
                <text:p>0.0767782812431103</text:p>
              </table:table-cell>
              <table:table-cell office:value-type="float" office:value="0.985366312897088">
                <text:p>0.985366312897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020180792297">
                <text:p>0.0626020180792297</text:p>
              </table:table-cell>
              <table:table-cell office:value-type="float" office:value="0.987340975209934">
                <text:p>0.987340975209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5438110043738">
                <text:p>0.0525438110043738</text:p>
              </table:table-cell>
              <table:table-cell office:value-type="float" office:value="0.988163419470133">
                <text:p>0.98816341947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5323533366465">
                <text:p>0.135323533366465</text:p>
              </table:table-cell>
              <table:table-cell office:value-type="float" office:value="0.985104203582943">
                <text:p>0.985104203582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7655508294001">
                <text:p>0.277655508294001</text:p>
              </table:table-cell>
              <table:table-cell office:value-type="float" office:value="0.995009620649435">
                <text:p>0.99500962064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741963761941">
                <text:p>0.306741963761941</text:p>
              </table:table-cell>
              <table:table-cell office:value-type="float" office:value="0.998016415164253">
                <text:p>0.998016415164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6850078244193">
                <text:p>0.206850078244193</text:p>
              </table:table-cell>
              <table:table-cell office:value-type="float" office:value="0.989902593896792">
                <text:p>0.989902593896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5900414668955">
                <text:p>0.265900414668955</text:p>
              </table:table-cell>
              <table:table-cell office:value-type="float" office:value="0.994059614877729">
                <text:p>0.994059614877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678326159048">
                <text:p>0.348678326159048</text:p>
              </table:table-cell>
              <table:table-cell office:value-type="float" office:value="1.00249507761156">
                <text:p>1.002495077611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